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Normal" style:font-family-generic="script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font-name="Calibri" fo:font-size="14pt" style:font-size-asian="14pt" style:font-size-complex="14pt"/>
    </style:style>
    <style:style style:name="P2" style:family="paragraph" style:parent-style-name="Heading">
      <style:paragraph-properties fo:break-before="page"/>
    </style:style>
    <style:style style:name="P3" style:family="paragraph" style:parent-style-name="Heading">
      <style:paragraph-properties fo:break-before="page"/>
      <style:text-properties style:font-name="Comic Sans MS1" fo:font-size="18pt" style:font-size-asian="18pt" style:font-size-complex="18pt"/>
    </style:style>
    <style:style style:name="P4" style:family="paragraph" style:parent-style-name="Text_20_body">
      <style:text-properties style:font-name="Calibri" fo:font-size="14pt" style:font-size-asian="14pt" style:font-size-complex="14pt"/>
    </style:style>
    <style:style style:name="P5" style:family="paragraph" style:parent-style-name="Text_20_body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size="14pt" fo:font-weight="bold" officeooo:paragraph-rsid="001a638a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text-properties style:font-name="Calibri" fo:font-size="14pt" style:font-size-asian="14pt" style:font-size-complex="14pt"/>
    </style:style>
    <style:style style:name="P12" style:family="paragraph" style:parent-style-name="Text_20_body" style:list-style-name="L2">
      <style:text-properties style:font-name="Calibri" fo:font-size="14pt" style:font-size-asian="14pt" style:font-size-complex="14pt"/>
    </style:style>
    <style:style style:name="P13" style:family="paragraph" style:parent-style-name="Text_20_body" style:list-style-name="L3">
      <style:text-properties style:font-name="Calibri" fo:font-size="14pt" style:font-size-asian="14pt" style:font-size-complex="14pt"/>
    </style:style>
    <style:style style:name="P14" style:family="paragraph" style:parent-style-name="Text_20_body" style:list-style-name="L4">
      <style:text-properties style:font-name="Calibri" fo:font-size="14pt" style:font-size-asian="14pt" style:font-size-complex="14pt"/>
    </style:style>
    <style:style style:name="P15" style:family="paragraph" style:parent-style-name="Text_20_body">
      <style:text-properties style:font-name="Calibri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6">
      <style:text-properties style:font-name="Calibri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Calibri" fo:font-size="14pt" fo:font-weight="bold" officeooo:paragraph-rsid="001a638a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Calibri" fo:font-size="14pt" fo:font-weight="bold" officeooo:paragraph-rsid="001c3785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Calibri" fo:font-size="14pt" fo:font-weight="bold" officeooo:paragraph-rsid="001ccb03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 style:list-style-name="L5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 style:list-style-name="L7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text-properties style:font-name="Calibri" fo:font-size="14pt" fo:font-weight="normal" officeooo:paragraph-rsid="0018ecd9" style:font-size-asian="14pt" style:font-weight-asian="normal" style:font-size-complex="14pt" style:font-weight-complex="normal"/>
    </style:style>
    <style:style style:name="P24" style:family="paragraph" style:parent-style-name="Text_20_body">
      <style:text-properties style:font-name="Calibri" fo:font-size="14pt" fo:font-weight="normal" officeooo:paragraph-rsid="001a638a" style:font-size-asian="14pt" style:font-weight-asian="normal" style:font-size-complex="14pt" style:font-weight-complex="normal"/>
    </style:style>
    <style:style style:name="P25" style:family="paragraph" style:parent-style-name="Text_20_body">
      <style:text-properties style:font-name="Calibri" fo:font-size="14pt" fo:font-weight="normal" officeooo:paragraph-rsid="001c3785" style:font-size-asian="14pt" style:font-weight-asian="normal" style:font-size-complex="14pt" style:font-weight-complex="normal"/>
    </style:style>
    <style:style style:name="T1" style:family="text">
      <style:text-properties fo:font-weight="bold" officeooo:rsid="0018ecd9" style:font-weight-asian="bold" style:font-weight-complex="bold"/>
    </style:style>
    <style:style style:name="T2" style:family="text">
      <style:text-properties officeooo:rsid="00172450"/>
    </style:style>
    <style:style style:name="T3" style:family="text">
      <style:text-properties officeooo:rsid="0017f0fc"/>
    </style:style>
    <style:style style:name="T4" style:family="text">
      <style:text-properties officeooo:rsid="0018ecd9"/>
    </style:style>
    <style:style style:name="T5" style:family="text">
      <style:text-properties fo:font-weight="normal" officeooo:rsid="001a638a" style:font-weight-asian="normal" style:font-weight-complex="normal"/>
    </style:style>
    <style:style style:name="T6" style:family="text">
      <style:text-properties fo:font-weight="normal" officeooo:rsid="001c3785" style:font-weight-asian="normal" style:font-weight-complex="normal"/>
    </style:style>
    <style:style style:name="T7" style:family="text">
      <style:text-properties fo:font-weight="normal" officeooo:rsid="001cc81e" style:font-weight-asian="normal" style:font-weight-complex="normal"/>
    </style:style>
    <style:style style:name="T8" style:family="text">
      <style:text-properties fo:font-weight="normal" officeooo:rsid="001ccb03" style:font-weight-asian="normal" style:font-weight-complex="normal"/>
    </style:style>
    <style:style style:name="T9" style:family="text">
      <style:text-properties officeooo:rsid="00191acc"/>
    </style:style>
    <style:style style:name="T10" style:family="text">
      <style:text-properties officeooo:rsid="001a638a"/>
    </style:style>
    <style:style style:name="T11" style:family="text">
      <style:text-properties officeooo:rsid="001c3785"/>
    </style:style>
    <style:style style:name="T12" style:family="text">
      <style:text-properties officeooo:rsid="001cc81e"/>
    </style:style>
    <style:style style:name="T13" style:family="text">
      <style:text-properties officeooo:rsid="001ccb0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1) On character creation</text:p>
      <text:p text:style-name="Text_20_body"/>
      <text:p text:style-name="P4">If a player enter the world and he doesn't have a class (just created world or first time joined server) he will have to choose between 3 different classes each classes have 3 sublcasses :</text:p>
      <text:p text:style-name="P4"/>
      <text:p text:style-name="P4">Warrior :</text:p>
      <text:list xml:id="list37726284" text:style-name="L1">
        <text:list-item>
          <text:p text:style-name="P11">Arms</text:p>
        </text:list-item>
        <text:list-item>
          <text:p text:style-name="P11">Berserker</text:p>
        </text:list-item>
        <text:list-item>
          <text:p text:style-name="P11">Guardian</text:p>
        </text:list-item>
      </text:list>
      <text:p text:style-name="P4"/>
      <text:p text:style-name="P4">Rogue : </text:p>
      <text:list xml:id="list37736117" text:style-name="L2">
        <text:list-item>
          <text:p text:style-name="P12">Fighter</text:p>
        </text:list-item>
        <text:list-item>
          <text:p text:style-name="P12">Assassin</text:p>
        </text:list-item>
        <text:list-item>
          <text:p text:style-name="P12">Sniper</text:p>
          <text:p text:style-name="P12"/>
        </text:list-item>
      </text:list>
      <text:p text:style-name="P4">Mage :</text:p>
      <text:list xml:id="list37749813" text:style-name="L3">
        <text:list-item>
          <text:p text:style-name="P13">Arcane</text:p>
        </text:list-item>
        <text:list-item>
          <text:p text:style-name="P13">Elemental</text:p>
        </text:list-item>
      </text:list>
      <text:list xml:id="list37730812" text:style-name="L4">
        <text:list-item>
          <text:p text:style-name="P14">Holy</text:p>
        </text:list-item>
      </text:list>
      <text:p text:style-name="P1"/>
      <text:p text:style-name="P2">2) General gameplay</text:p>
      <text:p text:style-name="Text_20_body"/>
      <text:p text:style-name="P7">a) Change to crits</text:p>
      <text:p text:style-name="P6">Each time a player attack, he have a chance equals to his critical strike chance stat to do a critical strike. Critical strikes do 2x more damage (up from 1,5x damage in unmoded minecraft)</text:p>
      <text:p text:style-name="P6"/>
      <text:p text:style-name="P5">b) Haste</text:p>
      <text:p text:style-name="P6">Changed the way to do normal attacks. When you hold left mouse button, the player will automaticly attack every 0,75 seconds, this can be modified by haste, with 100% haste you will attack twice often.</text:p>
      <text:p text:style-name="P6"/>
      <text:p text:style-name="P5">c) hurt changes</text:p>
      <text:p text:style-name="P6">Removed the invulnerability timer when hurt</text:p>
      <text:p text:style-name="P6">Removed knock back</text:p>
      <text:p text:style-name="P6">Removed red tint when hurt</text:p>
      <text:p text:style-name="P6">If you hurt a mob, the damage dealt to it will be shown </text:p>
      <text:p text:style-name="P5"/>
      <text:p text:style-name="P5">d) Level</text:p>
      <text:p text:style-name="P6">Added a new experience bar, players start at level 1 and gain experience as they kill mob highest level is 50 (may change).</text:p>
      <text:p text:style-name="P6"/>
      <text:p text:style-name="P2">3) Mob changes</text:p>
      <text:p text:style-name="P5"/>
      <text:p text:style-name="P5">a) Level</text:p>
      <text:p text:style-name="P6">Each mobs will have a random level from 1 to 50</text:p>
      <text:p text:style-name="P6"/>
      <text:p text:style-name="P5">b) Rarity</text:p>
      <text:p text:style-name="P6">Each will mobs will have a random rarity from common to epic :</text:p>
      <text:list xml:id="list37741710" text:style-name="L5">
        <text:list-item>
          <text:p text:style-name="P21">Common (white): 60% chance to meet </text:p>
        </text:list-item>
        <text:list-item>
          <text:p text:style-name="P21">Uncommon (green) : 25% chance to meet</text:p>
        </text:list-item>
        <text:list-item>
          <text:p text:style-name="P21">Rare (blue) : 10% chance to meet</text:p>
        </text:list-item>
        <text:list-item>
          <text:p text:style-name="P21">Epic (purple) : 5% chance to meet</text:p>
        </text:list-item>
      </text:list>
      <text:p text:style-name="P6"/>
      <text:p text:style-name="P5">c) MaxHealth</text:p>
      <text:p text:style-name="P6">Mob's max health = (BaseHealth * level/10) * rarity * 2</text:p>
      <text:list xml:id="list37737762" text:style-name="L6">
        <text:list-header>
          <text:p text:style-name="P16"/>
        </text:list-header>
      </text:list>
      <text:p text:style-name="P5">d) Random items</text:p>
      <text:p text:style-name="P6">When a mob is killed and his rarity is above common, he will have a chance to drop a pseudo-random item :</text:p>
      <text:list xml:id="list37746381" text:style-name="L7">
        <text:list-item>
          <text:p text:style-name="P22">Uncommon mobs have 50% chance to drop uncommon item</text:p>
        </text:list-item>
        <text:list-item>
          <text:p text:style-name="P22">Rare mobs have 50% chance to drop uncommon item and 33% chance to drop rare item</text:p>
        </text:list-item>
        <text:list-item>
          <text:p text:style-name="P22">Epic mobs have 50% chance to drop uncommon item, 33% chance to drop rare item, 25% to drop epic item</text:p>
        </text:list-item>
      </text:list>
      <text:p text:style-name="P6"/>
      <text:p text:style-name="P23"><text:span text:style-name="T4">The pseudo-random item's level = </text:span><text:span text:style-name="T9">the mob's level</text:span></text:p>
      <text:p text:style-name="P3"><text:span text:style-name="T2">4</text:span>) Pseudo-Random item</text:p>
      <text:p text:style-name="P8">Pseudo-random can improve critical strike chance, haste, health, and attack damage of the player</text:p>
      <text:p text:style-name="P9"/>
      <text:p text:style-name="P10"><text:span text:style-name="T10">a) Weapons</text:span></text:p>
      <text:p text:style-name="P6"><text:span text:style-name="T10">Weapons</text:span> <text:span text:style-name="T3">haste and critical strike</text:span> stats vary depending it <text:span text:style-name="T4">type, </text:span>level, rarity <text:span text:style-name="T4">and attribute points.</text:span></text:p>
      <text:p text:style-name="P17"><text:span text:style-name="T10">Attack damage </text:span><text:span text:style-name="T5">= (Math.ceil(Level / 1.5 * Rarity / 3) + 3)</text:span></text:p>
      <text:p text:style-name="P23"><text:span text:style-name="T1">Attribute points</text:span><text:span text:style-name="T4"> = Level / 4.1666 * Rarity / 3</text:span></text:p>
      <text:p text:style-name="P23"><text:span text:style-name="T4">There is 11 types (from 0 to 10) </text:span><text:span text:style-name="T11">chosed randomly </text:span><text:span text:style-name="T4">and this determine how many attribute points will be distributed for critical strike chance and haste.</text:span></text:p>
      <text:p text:style-name="P23"><text:span text:style-name="T1">Attack speed </text:span><text:span text:style-name="T4">= AttributePoints * 2 * type/10  </text:span></text:p>
      <text:p text:style-name="P23"><text:span text:style-name="T1">Critical Strike</text:span><text:span text:style-name="T4"> = AttributePoints – (AttributePoints * type/10)</text:span></text:p>
      <text:p text:style-name="P24"><text:span text:style-name="T10">Every pseudo-random items have a prefix depending on it's type :</text:span></text:p>
      <text:p text:style-name="P24"><text:span text:style-name="T10">0 : Sharp</text:span></text:p>
      <text:p text:style-name="P24"><text:span text:style-name="T10">1 : Famous</text:span></text:p>
      <text:p text:style-name="P24"><text:span text:style-name="T10">2 : Shining</text:span></text:p>
      <text:p text:style-name="P24"><text:span text:style-name="T10">3 : Balanced</text:span></text:p>
      <text:p text:style-name="P24"><text:span text:style-name="T10">4 : Polished</text:span></text:p>
      <text:p text:style-name="P24"><text:span text:style-name="T10">5 : Extraordinary</text:span></text:p>
      <text:p text:style-name="P24"><text:span text:style-name="T10">6 : Brilliant</text:span></text:p>
      <text:p text:style-name="P24"><text:span text:style-name="T10">7 : Superb</text:span></text:p>
      <text:p text:style-name="P24"><text:span text:style-name="T10">8 : Fabulous</text:span></text:p>
      <text:p text:style-name="P24"><text:span text:style-name="T10">9 : Splendid</text:span></text:p>
      <text:p text:style-name="P24"><text:span text:style-name="T10">10 : Sublime</text:span></text:p>
      <text:p text:style-name="P18"><text:span text:style-name="T11">b) Armor</text:span></text:p>
      <text:p text:style-name="P25"><text:span text:style-name="T11">Armor stats works the same as weapons exept they a type for attack damage and health</text:span></text:p>
      <text:p text:style-name="P18"><text:span text:style-name="T10">Attack damage </text:span><text:span text:style-name="T5">= </text:span><text:span text:style-name="T6">(</text:span><text:span text:style-name="T5">(Math.ceil(Level / 1.5 * Rarity / 3) + 3)/</text:span><text:span text:style-name="T6">5) * type2/10</text:span></text:p>
      <text:p text:style-name="P19"><text:span text:style-name="T12">H</text:span><text:span text:style-name="T13">ealth </text:span><text:span text:style-name="T8">= </text:span><text:span text:style-name="T5"><text:s/></text:span><text:span text:style-name="T6">(</text:span><text:span text:style-name="T5">(Math.ceil(Level / 1.5 * Rarity / 3))</text:span><text:span text:style-name="T6">) </text:span><text:span text:style-name="T8">- (</text:span><text:span text:style-name="T6">(</text:span><text:span text:style-name="T5">(Math.ceil(Level / 1.5 * Rarity / 3))</text:span><text:span text:style-name="T6"> *</text:span><text:span text:style-name="T8">type/10</text:span><text:span text:style-name="T6">)</text:span><text:span text:style-name="T8">)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Normal" style:font-family-generic="script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start" style:justify-single-word="false" style:page-number="auto" fo:background-color="transparent" style:shadow="none" fo:keep-with-next="always">
        <style:tab-stops/>
        <style:background-image/>
      </style:paragraph-properties>
      <style:text-properties fo:color="#000080" style:font-name="Comic Sans MS" fo:font-size="18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1:26:33.61</meta:creation-date>
    <dc:date>2013-11-10T19:51:04.71</dc:date>
    <meta:editing-duration>PT3H31M54S</meta:editing-duration>
    <meta:editing-cycles>4</meta:editing-cycles>
    <meta:generator>LibreOffice/3.6$Windows_x86 LibreOffice_project/2ef5aff-a6fb0ff-166bdff-cf087ad-0f1389</meta:generator>
    <meta:document-statistic meta:table-count="0" meta:image-count="0" meta:object-count="0" meta:page-count="4" meta:paragraph-count="68" meta:word-count="544" meta:character-count="2828" meta:non-whitespace-character-count="2361"/>
  </office:meta>
</office:document-meta>
</file>